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300000309FA962B95943229EB.png" manifest:media-type="image/png"/>
  <manifest:file-entry manifest:full-path="Pictures/1000A8B9000049B1000058FDE0A52E2848FAA16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147cm" fo:min-width="10.549cm"/>
    </style:style>
    <style:style style:name="gr2" style:family="graphic" style:parent-style-name="standard">
      <style:graphic-properties svg:stroke-color="#ff950e" svg:stroke-opacity="100%" draw:fill="none" draw:textarea-horizontal-align="justify" draw:textarea-vertical-align="middle" draw:auto-grow-height="false" fo:min-height="1.147cm" fo:min-width="10.54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svg:stroke-color="#968472" draw:fill="none" draw:textarea-horizontal-align="justify" draw:textarea-vertical-align="middle" draw:auto-grow-height="false" fo:min-height="4.443cm" fo:min-width="10.549cm"/>
    </style:style>
    <style:style style:name="gr6" style:family="graphic" style:parent-style-name="standard">
      <style:graphic-properties svg:stroke-color="#968472" draw:fill="none" draw:textarea-horizontal-align="justify" draw:textarea-vertical-align="middle" draw:auto-grow-height="false" fo:min-height="1.147cm" fo:min-width="5.03cm"/>
    </style:style>
    <style:style style:name="gr7" style:family="graphic" style:parent-style-name="standard">
      <style:graphic-properties svg:stroke-color="#99ccff" svg:stroke-opacity="100%" draw:fill="none" draw:textarea-horizontal-align="justify" draw:textarea-vertical-align="middle" draw:auto-grow-height="false" fo:min-height="1.592cm" fo:min-width="5.785cm"/>
    </style:style>
    <style:style style:name="P1" style:family="paragraph">
      <style:paragraph-properties fo:margin-left="0cm" fo:margin-right="0cm" fo:margin-top="1cm" fo:margin-bottom="1cm" fo:text-align="center" fo:text-indent="0cm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1cm" fo:margin-bottom="1cm" fo:text-align="center" fo:text-indent="0cm" style:writing-mode="lr-tb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1cm" fo:margin-top="1cm" fo:margin-bottom="1cm" fo:text-indent="0cm" style:writing-mode="lr-tb"/>
    </style:style>
    <style:style style:name="P5" style:family="paragraph">
      <loext:graphic-properties draw:fill="none"/>
      <style:paragraph-properties fo:margin-left="0cm" fo:margin-right="1cm" fo:margin-top="1cm" fo:margin-bottom="1cm" fo:text-indent="0cm" style:writing-mode="lr-tb"/>
    </style:style>
    <style:style style:name="P6" style:family="paragraph">
      <style:paragraph-properties fo:margin-left="0cm" fo:margin-right="0cm" fo:margin-top="1cm" fo:margin-bottom="1cm" fo:text-align="start" fo:text-indent="0cm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1cm" fo:margin-bottom="1cm" fo:text-align="start" fo:text-indent="0cm" style:writing-mode="lr-tb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049cm" svg:height="1.397cm" svg:x="5.064cm" svg:y="14.97cm">
          <text:p text:style-name="P1">Hardware (CPU, RAM, Disk, etc.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049cm" svg:height="1.397cm" svg:x="5.064cm" svg:y="13.57cm">
          <text:p text:style-name="P1">Linux Kernel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34cm" svg:height="0.996cm" svg:x="13.489cm" svg:y="13.747cm">
          <draw:image xlink:href="Pictures/1000A8B9000049B1000058FDE0A52E2848FAA160.svg" xlink:type="simple" xlink:show="embed" xlink:actuate="onLoad">
            <text:p/>
          </draw:image>
          <draw:image xlink:href="Pictures/100002010000028300000309FA962B95943229EB.png" xlink:type="simple" xlink:show="embed" xlink:actuate="onLoad"/>
        </draw:frame>
        <draw:frame draw:style-name="gr4" draw:text-style-name="P5" draw:layer="layout" svg:width="29.561cm" svg:height="1.674cm" svg:x="0.139cm" svg:y="17.891cm">
          <draw:text-box>
            <text:p text:style-name="P4">By gg3po, Iwan Gabovitch - Tux Mono SVG, based on File:NewTux.svg by gg3po which is based on File:Tux.png byLarry Ewing, GPL, https://commons.wikimedia.org/w/index.php?curid=48629266</text:p>
          </draw:text-box>
        </draw:frame>
        <draw:custom-shape draw:style-name="gr5" draw:text-style-name="P7" draw:layer="layout" svg:width="11.049cm" svg:height="4.693cm" svg:x="5.064cm" svg:y="8.874cm">
          <text:p text:style-name="P6">systemd (PID 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5.53cm" svg:height="1.397cm" svg:x="10.583cm" svg:y="8.87cm">
          <text:p text:style-name="P1">journald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53cm" svg:height="1.397cm" svg:x="10.583cm" svg:y="10.27cm">
          <text:p text:style-name="P1">networkd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53cm" svg:height="1.397cm" svg:x="10.583cm" svg:y="11.67cm">
          <text:p text:style-name="P1">logind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285cm" svg:height="1.842cm" draw:transform="rotate (1.5707963267949) translate (5.064cm 8.869cm)">
          <text:p text:style-name="P6">Dienste (httpd, sshd)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285cm" svg:height="1.842cm" draw:transform="rotate (1.5707963267949) translate (6.897cm 8.87cm)">
          <text:p text:style-name="P6">Zeitgesteuerte Tasks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285cm" svg:height="1.842cm" draw:transform="rotate (1.5707963267949) translate (8.74cm 8.871cm)">
          <text:p text:style-name="P6">Mounts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285cm" svg:height="1.842cm" draw:transform="rotate (1.5707963267949) translate (10.585cm 8.872cm)">
          <text:p text:style-name="P6">Swap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285cm" svg:height="1.842cm" draw:transform="rotate (1.5707963267949) translate (12.425cm 8.873cm)">
          <text:p text:style-name="P6">Sockets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285cm" svg:height="1.842cm" draw:transform="rotate (1.5707963267949) translate (14.271cm 8.874cm)">
          <text:p text:style-name="P6">Devic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8-21T11:49:39.015557772</meta:creation-date>
    <dc:date>2016-08-21T12:11:02.520299585</dc:date>
    <dc:creator>Nicolas Christener</dc:creator>
    <meta:editing-duration>PT21M16S</meta:editing-duration>
    <meta:editing-cycles>16</meta:editing-cycles>
    <meta:generator>LibreOffice/5.2.0.4$Linux_X86_64 LibreOffice_project/20m0$Build-4</meta:generator>
    <meta:document-statistic meta:object-count="14"/>
  </office:meta>
</office:document-meta>
</file>